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////////////////////////////////////////////////////////</text:p>
      <text:p text:style-name="Standard">#define BUTTON_PIN 2 // button pin</text:p>
      <text:p text:style-name="Standard">byte bV;// button value</text:p>
      <text:p text:style-name="Standard">byte gMode = 0;</text:p>
      <text:p text:style-name="Standard">byte oV = 0; // old mode</text:p>
      <text:p text:style-name="Standard">int ledRound = 0; </text:p>
      <text:p text:style-name="Standard">#define MAX_MODES 4</text:p>
      <text:p text:style-name="Standard">#define LED_QTY 2</text:p>
      <text:p text:style-name="Standard">#define LED_PIN_START 5</text:p>
      <text:p text:style-name="Standard">#define LIGHTS_PIN 3</text:p>
      <text:p text:style-name="Standard">#define SOUND_PIN A0</text:p>
      <text:p text:style-name="Standard">#define LIGHTS_SENSOR_PIN 11</text:p>
      <text:p text:style-name="Standard">#define POTEN_PIN 0</text:p>
      <text:p text:style-name="Standard">bool statuslamp=false;</text:p>
      <text:p text:style-name="Standard">void setup() {</text:p>
      <text:p text:style-name="Standard"><text:s text:c="4"/>pinMode(BUTTON_PIN,INPUT);// set LED pin as “output”</text:p>
      <text:p text:style-name="Standard"><text:s text:c="4"/>pinMode(SOUND_PIN,INPUT);</text:p>
      <text:p text:style-name="Standard"><text:s text:c="4"/>pinMode(LIGHTS_PIN, OUTPUT);</text:p>
      <text:p text:style-name="Standard"><text:s text:c="4"/>pinMode(LIGHTS_SENSOR_PIN, INPUT);</text:p>
      <text:p text:style-name="Standard"><text:s text:c="4"/>for(byte i = 0; i &lt; 3; i++) {</text:p>
      <text:p text:style-name="Standard"><text:s text:c="6"/>pinMode(LED_PIN_START + i, OUTPUT); </text:p>
      <text:p text:style-name="Standard"><text:s text:c="6"/></text:p>
      <text:p text:style-name="Standard"><text:s text:c="4"/>}</text:p>
      <text:p text:style-name="Standard"><text:s text:c="4"/>Serial.begin(9600);</text:p>
      <text:p text:style-name="Standard">}</text:p>
      <text:p text:style-name="Standard"/>
      <text:p text:style-name="Standard">byte changeMode(byte mode = 0){</text:p>
      <text:p text:style-name="Standard"><text:s text:c="2"/>oV = <text:s/>bV;</text:p>
      <text:p text:style-name="Standard"><text:s text:c="2"/>bV=digitalRead(BUTTON_PIN);// read the level value of pin 7 and assign if to val</text:p>
      <text:p text:style-name="Standard"><text:s text:c="3"/></text:p>
      <text:p text:style-name="Standard"><text:s text:c="2"/>if((bV == <text:s/>LOW)&amp;&amp;(oV == HIGH)){</text:p>
      <text:p text:style-name="Standard"><text:s text:c="4"/>mode++;</text:p>
      <text:p text:style-name="Standard"><text:s text:c="4"/>if(mode &gt;= MAX_MODES){</text:p>
      <text:p text:style-name="Standard"><text:s text:c="6"/>mode = 0;</text:p>
      <text:p text:style-name="Standard"><text:s text:c="4"/>}</text:p>
      <text:p text:style-name="Standard"><text:s text:c="4"/>delay(100);</text:p>
      <text:p text:style-name="Standard"><text:s text:c="4"/>Serial.println(mode);</text:p>
      <text:p text:style-name="Standard"><text:s text:c="2"/>} </text:p>
      <text:p text:style-name="Standard"><text:s text:c="2"/>return mode;</text:p>
      <text:p text:style-name="Standard">}</text:p>
      <text:p text:style-name="Standard">void mode0LightsOn(byte mode) {</text:p>
      <text:p text:style-name="Standard"><text:s text:c="2"/></text:p>
      <text:p text:style-name="Standard"><text:s text:c="2"/>digitalWrite(LIGHTS_PIN, HIGH);</text:p>
      <text:p text:style-name="Standard">}</text:p>
      <text:p text:style-name="Standard">void mode1AdjustableLights(byte mode) {</text:p>
      <text:p text:style-name="Standard"><text:s text:c="2"/>int ledRoundOld = ledRound;</text:p>
      <text:p text:style-name="Standard"><text:s text:c="2"/>int val=analogRead(POTEN_PIN);// read the analog value from the sensor and assign it to val</text:p>
      <text:p text:style-name="Standard"><text:s text:c="2"/>ledRound = round((val/10.0)*2.55);</text:p>
      <text:p text:style-name="Standard"><text:s text:c="2"/>ledRound = round((ledRound + ledRoundOld*7)/8);</text:p>
      <text:p text:style-name="Standard"><text:s text:c="2"/>ledRound = ledRound &gt; 250 ? 255 : ledRound;</text:p>
      <text:p text:style-name="Standard"><text:s text:c="2"/>Serial.println(ledRound);// display value of val</text:p>
      <text:p text:style-name="Standard"><text:s text:c="2"/>analogWrite(LIGHTS_PIN,ledRound);</text:p>
      <text:p text:style-name="Standard"><text:soft-page-break/>}</text:p>
      <text:p text:style-name="Standard">void mode2LightSensorLights(byte mode) {</text:p>
      <text:p text:style-name="Standard"><text:s text:c="2"/>if (digitalRead(LIGHTS_SENSOR_PIN) == HIGH) {</text:p>
      <text:p text:style-name="Standard"><text:s text:c="6"/>digitalWrite (LIGHTS_PIN, LOW);</text:p>
      <text:p text:style-name="Standard"><text:s text:c="2"/>}</text:p>
      <text:p text:style-name="Standard"><text:s text:c="3"/>else <text:s/>{</text:p>
      <text:p text:style-name="Standard"><text:s text:c="6"/>digitalWrite (LIGHTS_PIN, HIGH);</text:p>
      <text:p text:style-name="Standard"><text:s text:c="2"/>}</text:p>
      <text:p text:style-name="Standard"><text:s text:c="2"/>Serial.println(digitalRead(LIGHTS_SENSOR_PIN));</text:p>
      <text:p text:style-name="Standard">}</text:p>
      <text:p text:style-name="Standard">/*void mode3SoundSensorLights(byte mode) {</text:p>
      <text:p text:style-name="Standard"><text:s text:c="2"/></text:p>
      <text:p text:style-name="Standard"><text:s text:c="2"/>int value = analogRead(A0);</text:p>
      <text:p text:style-name="Standard"><text:s text:c="3"/>Serial.println (value); </text:p>
      <text:p text:style-name="Standard"><text:s text:c="3"/>if(value&gt;30) {</text:p>
      <text:p text:style-name="Standard"><text:s text:c="4"/>Serial.println (value);</text:p>
      <text:p text:style-name="Standard"><text:s text:c="6"/>statuslamp=!statuslamp; </text:p>
      <text:p text:style-name="Standard"><text:s text:c="6"/>digitalWrite(LIGHTS_PIN,statuslamp);</text:p>
      <text:p text:style-name="Standard"><text:s text:c="6"/>delay(50);</text:p>
      <text:p text:style-name="Standard"><text:s text:c="3"/>}</text:p>
      <text:p text:style-name="Standard">}*/</text:p>
      <text:p text:style-name="Standard">void mode3LightsOff(byte mode) {</text:p>
      <text:p text:style-name="Standard"><text:s text:c="2"/>digitalWrite(LIGHTS_PIN, LOW);</text:p>
      <text:p text:style-name="Standard">}</text:p>
      <text:p text:style-name="Standard">void loop() <text:s text:c="2"/>{</text:p>
      <text:p text:style-name="Standard"><text:s text:c="2"/>for(byte i = 0; i &lt; 3; i++) {</text:p>
      <text:p text:style-name="Standard"><text:s text:c="4"/>byte sdv = gMode &gt;&gt; i;</text:p>
      <text:p text:style-name="Standard"><text:s text:c="4"/>bool zeroBite = sdv &amp; 1;</text:p>
      <text:p text:style-name="Standard"><text:s text:c="4"/>if(zeroBite) {</text:p>
      <text:p text:style-name="Standard"><text:s text:c="6"/>digitalWrite(LED_PIN_START + i, HIGH); </text:p>
      <text:p text:style-name="Standard"><text:s text:c="4"/>} else {</text:p>
      <text:p text:style-name="Standard"><text:s text:c="6"/>digitalWrite(LED_PIN_START + i, LOW);</text:p>
      <text:p text:style-name="Standard"><text:s text:c="4"/>}</text:p>
      <text:p text:style-name="Standard"><text:s text:c="2"/>}</text:p>
      <text:p text:style-name="Standard"><text:s text:c="2"/>gMode = changeMode(gMode);</text:p>
      <text:p text:style-name="Standard"><text:s text:c="2"/>//Serial.println(gMode);</text:p>
      <text:p text:style-name="Standard"><text:s text:c="2"/>switch (gMode) {</text:p>
      <text:p text:style-name="Standard"><text:s text:c="4"/>case 0:</text:p>
      <text:p text:style-name="Standard"><text:s text:c="6"/>mode0LightsOn(gMode);</text:p>
      <text:p text:style-name="Standard"><text:s text:c="4"/>break;</text:p>
      <text:p text:style-name="Standard"><text:s text:c="4"/>case 1:</text:p>
      <text:p text:style-name="Standard"><text:s text:c="6"/>mode1AdjustableLights(gMode);</text:p>
      <text:p text:style-name="Standard"><text:s text:c="4"/>break;</text:p>
      <text:p text:style-name="Standard"><text:s text:c="4"/>case 2:</text:p>
      <text:p text:style-name="Standard"><text:s text:c="6"/>mode2LightSensorLights(gMode);</text:p>
      <text:p text:style-name="Standard"><text:s text:c="4"/>break;</text:p>
      <text:p text:style-name="Standard"><text:s text:c="4"/>case 3:</text:p>
      <text:p text:style-name="Standard"><text:s text:c="6"/>mode3LightsOff(gMode);</text:p>
      <text:p text:style-name="Standard"><text:s text:c="4"/>break;</text:p>
      <text:p text:style-name="Standard"><text:s text:c="3"/></text:p>
      <text:p text:style-name="Standard"/>
      <text:p text:style-name="Standard"><text:s text:c="2"/>}</text:p>
      <text:p text:style-name="Standard"><text:soft-page-break/>}</text:p>
      <text:p text:style-name="Standard"/>
      <text:p text:style-name="Standard"><text:s text:c="2"/></text:p>
      <text:p text:style-name="Standard">////////////////////////////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4:43:16.987410463</meta:creation-date>
    <dc:date>2021-11-08T09:47:15.980906870</dc:date>
    <meta:editing-duration>P1DT18H53M4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105" meta:word-count="284" meta:character-count="2418" meta:non-whitespace-character-count="1960"/>
  </office:meta>
</office:document-meta>
</file>